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1018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21.246232" calcext:value-type="float">
            <text:p>21.246232</text:p>
          </table:table-cell>
          <table:table-cell office:value-type="float" office:value="41.759988" calcext:value-type="float">
            <text:p>41.759988</text:p>
          </table:table-cell>
          <table:table-cell office:value-type="float" office:value="60.247466" calcext:value-type="float">
            <text:p>60.247466</text:p>
          </table:table-cell>
          <table:table-cell table:style-name="ce12" office:value-type="float" office:value="879.959273" calcext:value-type="float">
            <text:p>879.959273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10.715139" calcext:value-type="float">
            <text:p>10.715139</text:p>
          </table:table-cell>
          <table:table-cell office:value-type="float" office:value="20.964793" calcext:value-type="float">
            <text:p>20.964793</text:p>
          </table:table-cell>
          <table:table-cell office:value-type="float" office:value="26.69991" calcext:value-type="float">
            <text:p>26.69991</text:p>
          </table:table-cell>
          <table:table-cell table:style-name="ce12" office:value-type="float" office:value="428.143596" calcext:value-type="float">
            <text:p>428.143596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8.556874" calcext:value-type="float">
            <text:p>8.556874</text:p>
          </table:table-cell>
          <table:table-cell office:value-type="float" office:value="16.809952" calcext:value-type="float">
            <text:p>16.809952</text:p>
          </table:table-cell>
          <table:table-cell office:value-type="float" office:value="21.06138" calcext:value-type="float">
            <text:p>21.06138</text:p>
          </table:table-cell>
          <table:table-cell table:style-name="ce12" office:value-type="float" office:value="343.802116" calcext:value-type="float">
            <text:p>343.802116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5.4019" calcext:value-type="float">
            <text:p>5.4019</text:p>
          </table:table-cell>
          <table:table-cell office:value-type="float" office:value="10.488461" calcext:value-type="float">
            <text:p>10.488461</text:p>
          </table:table-cell>
          <table:table-cell office:value-type="float" office:value="13.115355" calcext:value-type="float">
            <text:p>13.115355</text:p>
          </table:table-cell>
          <table:table-cell table:style-name="ce12" office:value-type="float" office:value="211.552152" calcext:value-type="float">
            <text:p>211.552152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2.195362" calcext:value-type="float">
            <text:p>2.195362</text:p>
          </table:table-cell>
          <table:table-cell office:value-type="float" office:value="4.268791" calcext:value-type="float">
            <text:p>4.268791</text:p>
          </table:table-cell>
          <table:table-cell office:value-type="float" office:value="5.349556" calcext:value-type="float">
            <text:p>5.349556</text:p>
          </table:table-cell>
          <table:table-cell table:style-name="ce12" office:value-type="float" office:value="88.452974" calcext:value-type="float">
            <text:p>88.452974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136068" calcext:value-type="float">
            <text:p>1.136068</text:p>
          </table:table-cell>
          <table:table-cell office:value-type="float" office:value="2.162336" calcext:value-type="float">
            <text:p>2.162336</text:p>
          </table:table-cell>
          <table:table-cell office:value-type="float" office:value="2.692025" calcext:value-type="float">
            <text:p>2.692025</text:p>
          </table:table-cell>
          <table:table-cell table:style-name="ce12" office:value-type="float" office:value="44.467088" calcext:value-type="float">
            <text:p>44.467088</text:p>
          </table:table-cell>
          <table:table-cell table:number-columns-repeated="1018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282833" calcext:value-type="float">
            <text:p>0.282833</text:p>
          </table:table-cell>
          <table:table-cell office:value-type="float" office:value="0.487849" calcext:value-type="float">
            <text:p>0.487849</text:p>
          </table:table-cell>
          <table:table-cell office:value-type="float" office:value="0.598376" calcext:value-type="float">
            <text:p>0.598376</text:p>
          </table:table-cell>
          <table:table-cell table:style-name="ce12" office:value-type="float" office:value="9.064908" calcext:value-type="float">
            <text:p>9.06490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7.705855" calcext:value-type="float">
            <text:p>7.705855</text:p>
          </table:table-cell>
          <table:table-cell office:value-type="float" office:value="14.983533" calcext:value-type="float">
            <text:p>14.983533</text:p>
          </table:table-cell>
          <table:table-cell office:value-type="float" office:value="19.036887" calcext:value-type="float">
            <text:p>19.036887</text:p>
          </table:table-cell>
          <table:table-cell office:value-type="float" office:value="308.92655" calcext:value-type="float">
            <text:p>308.92655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3.872351" calcext:value-type="float">
            <text:p>3.872351</text:p>
          </table:table-cell>
          <table:table-cell office:value-type="float" office:value="7.56688" calcext:value-type="float">
            <text:p>7.56688</text:p>
          </table:table-cell>
          <table:table-cell office:value-type="float" office:value="9.797239" calcext:value-type="float">
            <text:p>9.797239</text:p>
          </table:table-cell>
          <table:table-cell office:value-type="float" office:value="154.610855" calcext:value-type="float">
            <text:p>154.610855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3.106272" calcext:value-type="float">
            <text:p>3.106272</text:p>
          </table:table-cell>
          <table:table-cell office:value-type="float" office:value="6.031866" calcext:value-type="float">
            <text:p>6.031866</text:p>
          </table:table-cell>
          <table:table-cell office:value-type="float" office:value="7.737101" calcext:value-type="float">
            <text:p>7.737101</text:p>
          </table:table-cell>
          <table:table-cell office:value-type="float" office:value="125.876624" calcext:value-type="float">
            <text:p>125.876624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1.952469" calcext:value-type="float">
            <text:p>1.952469</text:p>
          </table:table-cell>
          <table:table-cell office:value-type="float" office:value="3.797497" calcext:value-type="float">
            <text:p>3.797497</text:p>
          </table:table-cell>
          <table:table-cell office:value-type="float" office:value="4.891029" calcext:value-type="float">
            <text:p>4.891029</text:p>
          </table:table-cell>
          <table:table-cell office:value-type="float" office:value="77.436848" calcext:value-type="float">
            <text:p>77.43684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798008" calcext:value-type="float">
            <text:p>0.798008</text:p>
          </table:table-cell>
          <table:table-cell office:value-type="float" office:value="1.533771" calcext:value-type="float">
            <text:p>1.533771</text:p>
          </table:table-cell>
          <table:table-cell office:value-type="float" office:value="1.939428" calcext:value-type="float">
            <text:p>1.939428</text:p>
          </table:table-cell>
          <table:table-cell office:value-type="float" office:value="31.227229" calcext:value-type="float">
            <text:p>31.227229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409807" calcext:value-type="float">
            <text:p>0.409807</text:p>
          </table:table-cell>
          <table:table-cell office:value-type="float" office:value="0.774071" calcext:value-type="float">
            <text:p>0.774071</text:p>
          </table:table-cell>
          <table:table-cell office:value-type="float" office:value="1.006415" calcext:value-type="float">
            <text:p>1.006415</text:p>
          </table:table-cell>
          <table:table-cell office:value-type="float" office:value="14.811198" calcext:value-type="float">
            <text:p>14.81119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103525" calcext:value-type="float">
            <text:p>0.103525</text:p>
          </table:table-cell>
          <table:table-cell office:value-type="float" office:value="0.177627" calcext:value-type="float">
            <text:p>0.177627</text:p>
          </table:table-cell>
          <table:table-cell office:value-type="float" office:value="0.22024" calcext:value-type="float">
            <text:p>0.22024</text:p>
          </table:table-cell>
          <table:table-cell office:value-type="float" office:value="3.037966" calcext:value-type="float">
            <text:p>3.037966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.444624" calcext:value-type="float">
            <text:p>3.444624</text:p>
          </table:table-cell>
          <table:table-cell office:value-type="float" office:value="6.734951" calcext:value-type="float">
            <text:p>6.734951</text:p>
          </table:table-cell>
          <table:table-cell office:value-type="float" office:value="8.611534" calcext:value-type="float">
            <text:p>8.611534</text:p>
          </table:table-cell>
          <table:table-cell office:value-type="float" office:value="137.539429" calcext:value-type="float">
            <text:p>137.539429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.72788" calcext:value-type="float">
            <text:p>1.72788</text:p>
          </table:table-cell>
          <table:table-cell office:value-type="float" office:value="3.386429" calcext:value-type="float">
            <text:p>3.386429</text:p>
          </table:table-cell>
          <table:table-cell office:value-type="float" office:value="4.263218" calcext:value-type="float">
            <text:p>4.263218</text:p>
          </table:table-cell>
          <table:table-cell office:value-type="float" office:value="69.26834" calcext:value-type="float">
            <text:p>69.26834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.38842" calcext:value-type="float">
            <text:p>1.38842</text:p>
          </table:table-cell>
          <table:table-cell office:value-type="float" office:value="2.707748" calcext:value-type="float">
            <text:p>2.707748</text:p>
          </table:table-cell>
          <table:table-cell office:value-type="float" office:value="3.46817" calcext:value-type="float">
            <text:p>3.46817</text:p>
          </table:table-cell>
          <table:table-cell office:value-type="float" office:value="54.381279" calcext:value-type="float">
            <text:p>54.381279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0.871476" calcext:value-type="float">
            <text:p>0.871476</text:p>
          </table:table-cell>
          <table:table-cell office:value-type="float" office:value="1.6892" calcext:value-type="float">
            <text:p>1.6892</text:p>
          </table:table-cell>
          <table:table-cell office:value-type="float" office:value="2.146819" calcext:value-type="float">
            <text:p>2.146819</text:p>
          </table:table-cell>
          <table:table-cell office:value-type="float" office:value="35.429022" calcext:value-type="float">
            <text:p>35.429022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354318" calcext:value-type="float">
            <text:p>0.354318</text:p>
          </table:table-cell>
          <table:table-cell office:value-type="float" office:value="0.687614" calcext:value-type="float">
            <text:p>0.687614</text:p>
          </table:table-cell>
          <table:table-cell office:value-type="float" office:value="0.871486" calcext:value-type="float">
            <text:p>0.871486</text:p>
          </table:table-cell>
          <table:table-cell office:value-type="float" office:value="15.800003" calcext:value-type="float">
            <text:p>15.800003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18424" calcext:value-type="float">
            <text:p>0.18424</text:p>
          </table:table-cell>
          <table:table-cell office:value-type="float" office:value="0.35336" calcext:value-type="float">
            <text:p>0.35336</text:p>
          </table:table-cell>
          <table:table-cell office:value-type="float" office:value="0.437278" calcext:value-type="float">
            <text:p>0.437278</text:p>
          </table:table-cell>
          <table:table-cell office:value-type="float" office:value="7.439624" calcext:value-type="float">
            <text:p>7.439624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47685" calcext:value-type="float">
            <text:p>0.047685</text:p>
          </table:table-cell>
          <table:table-cell office:value-type="float" office:value="0.080487" calcext:value-type="float">
            <text:p>0.080487</text:p>
          </table:table-cell>
          <table:table-cell office:value-type="float" office:value="0.098764" calcext:value-type="float">
            <text:p>0.098764</text:p>
          </table:table-cell>
          <table:table-cell office:value-type="float" office:value="1.618978" calcext:value-type="float">
            <text:p>1.618978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.948231" calcext:value-type="float">
            <text:p>1.948231</text:p>
          </table:table-cell>
          <table:table-cell office:value-type="float" office:value="3.797217" calcext:value-type="float">
            <text:p>3.797217</text:p>
          </table:table-cell>
          <table:table-cell office:value-type="float" office:value="4.857939" calcext:value-type="float">
            <text:p>4.857939</text:p>
          </table:table-cell>
          <table:table-cell office:value-type="float" office:value="80.701903" calcext:value-type="float">
            <text:p>80.70190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0.977936" calcext:value-type="float">
            <text:p>0.977936</text:p>
          </table:table-cell>
          <table:table-cell office:value-type="float" office:value="1.901333" calcext:value-type="float">
            <text:p>1.901333</text:p>
          </table:table-cell>
          <table:table-cell office:value-type="float" office:value="2.493109" calcext:value-type="float">
            <text:p>2.493109</text:p>
          </table:table-cell>
          <table:table-cell office:value-type="float" office:value="38.876078" calcext:value-type="float">
            <text:p>38.876078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0.790384" calcext:value-type="float">
            <text:p>0.790384</text:p>
          </table:table-cell>
          <table:table-cell office:value-type="float" office:value="1.520356" calcext:value-type="float">
            <text:p>1.520356</text:p>
          </table:table-cell>
          <table:table-cell office:value-type="float" office:value="1.971295" calcext:value-type="float">
            <text:p>1.971295</text:p>
          </table:table-cell>
          <table:table-cell office:value-type="float" office:value="30.947661" calcext:value-type="float">
            <text:p>30.947661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0.490246" calcext:value-type="float">
            <text:p>0.490246</text:p>
          </table:table-cell>
          <table:table-cell office:value-type="float" office:value="0.95199" calcext:value-type="float">
            <text:p>0.95199</text:p>
          </table:table-cell>
          <table:table-cell office:value-type="float" office:value="1.254175" calcext:value-type="float">
            <text:p>1.254175</text:p>
          </table:table-cell>
          <table:table-cell office:value-type="float" office:value="19.235899" calcext:value-type="float">
            <text:p>19.235899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201045" calcext:value-type="float">
            <text:p>0.201045</text:p>
          </table:table-cell>
          <table:table-cell office:value-type="float" office:value="0.389077" calcext:value-type="float">
            <text:p>0.389077</text:p>
          </table:table-cell>
          <table:table-cell office:value-type="float" office:value="0.500597" calcext:value-type="float">
            <text:p>0.500597</text:p>
          </table:table-cell>
          <table:table-cell office:value-type="float" office:value="7.428089" calcext:value-type="float">
            <text:p>7.428089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.104306" calcext:value-type="float">
            <text:p>0.104306</text:p>
          </table:table-cell>
          <table:table-cell office:value-type="float" office:value="0.195166" calcext:value-type="float">
            <text:p>0.195166</text:p>
          </table:table-cell>
          <table:table-cell office:value-type="float" office:value="0.255056" calcext:value-type="float">
            <text:p>0.255056</text:p>
          </table:table-cell>
          <table:table-cell office:value-type="float" office:value="3.728063" calcext:value-type="float">
            <text:p>3.728063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026882" calcext:value-type="float">
            <text:p>0.026882</text:p>
          </table:table-cell>
          <table:table-cell office:value-type="float" office:value="0.045141" calcext:value-type="float">
            <text:p>0.045141</text:p>
          </table:table-cell>
          <table:table-cell office:value-type="float" office:value="0.056736" calcext:value-type="float">
            <text:p>0.056736</text:p>
          </table:table-cell>
          <table:table-cell office:value-type="float" office:value="0.77969" calcext:value-type="float">
            <text:p>0.7796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0.876282" calcext:value-type="float">
            <text:p>0.876282</text:p>
          </table:table-cell>
          <table:table-cell office:value-type="float" office:value="1.684512" calcext:value-type="float">
            <text:p>1.684512</text:p>
          </table:table-cell>
          <table:table-cell office:value-type="float" office:value="2.414034" calcext:value-type="float">
            <text:p>2.414034</text:p>
          </table:table-cell>
          <table:table-cell table:style-name="ce12" office:value-type="float" office:value="32.487474" calcext:value-type="float">
            <text:p>32.487474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0.447298" calcext:value-type="float">
            <text:p>0.447298</text:p>
          </table:table-cell>
          <table:table-cell office:value-type="float" office:value="0.858948" calcext:value-type="float">
            <text:p>0.858948</text:p>
          </table:table-cell>
          <table:table-cell office:value-type="float" office:value="1.206911" calcext:value-type="float">
            <text:p>1.206911</text:p>
          </table:table-cell>
          <table:table-cell table:style-name="ce12" office:value-type="float" office:value="16.227674" calcext:value-type="float">
            <text:p>16.227674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0.355322" calcext:value-type="float">
            <text:p>0.355322</text:p>
          </table:table-cell>
          <table:table-cell office:value-type="float" office:value="0.684114" calcext:value-type="float">
            <text:p>0.684114</text:p>
          </table:table-cell>
          <table:table-cell office:value-type="float" office:value="0.963061" calcext:value-type="float">
            <text:p>0.963061</text:p>
          </table:table-cell>
          <table:table-cell table:style-name="ce12" office:value-type="float" office:value="12.782729" calcext:value-type="float">
            <text:p>12.782729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0.236068" calcext:value-type="float">
            <text:p>0.236068</text:p>
          </table:table-cell>
          <table:table-cell office:value-type="float" office:value="0.434011" calcext:value-type="float">
            <text:p>0.434011</text:p>
          </table:table-cell>
          <table:table-cell office:value-type="float" office:value="0.606377" calcext:value-type="float">
            <text:p>0.606377</text:p>
          </table:table-cell>
          <table:table-cell table:style-name="ce12" office:value-type="float" office:value="7.92002" calcext:value-type="float">
            <text:p>7.92002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103837" calcext:value-type="float">
            <text:p>0.103837</text:p>
          </table:table-cell>
          <table:table-cell office:value-type="float" office:value="0.182318" calcext:value-type="float">
            <text:p>0.182318</text:p>
          </table:table-cell>
          <table:table-cell office:value-type="float" office:value="0.252335" calcext:value-type="float">
            <text:p>0.252335</text:p>
          </table:table-cell>
          <table:table-cell table:style-name="ce12" office:value-type="float" office:value="3.161162" calcext:value-type="float">
            <text:p>3.161162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0.053232" calcext:value-type="float">
            <text:p>0.053232</text:p>
          </table:table-cell>
          <table:table-cell office:value-type="float" office:value="0.08851" calcext:value-type="float">
            <text:p>0.08851</text:p>
          </table:table-cell>
          <table:table-cell office:value-type="float" office:value="0.13281" calcext:value-type="float">
            <text:p>0.13281</text:p>
          </table:table-cell>
          <table:table-cell table:style-name="ce12" office:value-type="float" office:value="1.594185" calcext:value-type="float">
            <text:p>1.594185</text:p>
          </table:table-cell>
          <table:table-cell table:number-columns-repeated="1018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8346" calcext:value-type="float">
            <text:p>0.028346</text:p>
          </table:table-cell>
          <table:table-cell table:style-name="ce12" office:value-type="float" office:value="0.343522" calcext:value-type="float">
            <text:p>0.343522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0.523519" calcext:value-type="float">
            <text:p>0.523519</text:p>
          </table:table-cell>
          <table:table-cell office:value-type="float" office:value="0.988494" calcext:value-type="float">
            <text:p>0.988494</text:p>
          </table:table-cell>
          <table:table-cell office:value-type="float" office:value="1.173747" calcext:value-type="float">
            <text:p>1.173747</text:p>
          </table:table-cell>
          <table:table-cell office:value-type="float" office:value="17.646403" calcext:value-type="float">
            <text:p>17.646403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0.263343" calcext:value-type="float">
            <text:p>0.263343</text:p>
          </table:table-cell>
          <table:table-cell office:value-type="float" office:value="0.502497" calcext:value-type="float">
            <text:p>0.502497</text:p>
          </table:table-cell>
          <table:table-cell office:value-type="float" office:value="0.596908" calcext:value-type="float">
            <text:p>0.596908</text:p>
          </table:table-cell>
          <table:table-cell office:value-type="float" office:value="8.860009" calcext:value-type="float">
            <text:p>8.860009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0.215143" calcext:value-type="float">
            <text:p>0.215143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82111" calcext:value-type="float">
            <text:p>0.482111</text:p>
          </table:table-cell>
          <table:table-cell office:value-type="float" office:value="7.075346" calcext:value-type="float">
            <text:p>7.075346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0.140837" calcext:value-type="float">
            <text:p>0.140837</text:p>
          </table:table-cell>
          <table:table-cell office:value-type="float" office:value="0.259116" calcext:value-type="float">
            <text:p>0.259116</text:p>
          </table:table-cell>
          <table:table-cell office:value-type="float" office:value="0.305639" calcext:value-type="float">
            <text:p>0.305639</text:p>
          </table:table-cell>
          <table:table-cell office:value-type="float" office:value="4.444889" calcext:value-type="float">
            <text:p>4.444889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0.066776" calcext:value-type="float">
            <text:p>0.066776</text:p>
          </table:table-cell>
          <table:table-cell office:value-type="float" office:value="0.116449" calcext:value-type="float">
            <text:p>0.116449</text:p>
          </table:table-cell>
          <table:table-cell office:value-type="float" office:value="0.14061" calcext:value-type="float">
            <text:p>0.14061</text:p>
          </table:table-cell>
          <table:table-cell office:value-type="float" office:value="1.792119" calcext:value-type="float">
            <text:p>1.792119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0.032576" calcext:value-type="float">
            <text:p>0.032576</text:p>
          </table:table-cell>
          <table:table-cell office:value-type="float" office:value="0.057488" calcext:value-type="float">
            <text:p>0.057488</text:p>
          </table:table-cell>
          <table:table-cell office:value-type="float" office:value="0.071508" calcext:value-type="float">
            <text:p>0.071508</text:p>
          </table:table-cell>
          <table:table-cell office:value-type="float" office:value="0.921403" calcext:value-type="float">
            <text:p>0.921403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0.014015" calcext:value-type="float">
            <text:p>0.014015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216238" calcext:value-type="float">
            <text:p>0.216238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246216" calcext:value-type="float">
            <text:p>0.246216</text:p>
          </table:table-cell>
          <table:table-cell office:value-type="float" office:value="0.458328" calcext:value-type="float">
            <text:p>0.458328</text:p>
          </table:table-cell>
          <table:table-cell office:value-type="float" office:value="0.569058" calcext:value-type="float">
            <text:p>0.569058</text:p>
          </table:table-cell>
          <table:table-cell office:value-type="float" office:value="7.815543" calcext:value-type="float">
            <text:p>7.815543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127999" calcext:value-type="float">
            <text:p>0.127999</text:p>
          </table:table-cell>
          <table:table-cell office:value-type="float" office:value="0.23591" calcext:value-type="float">
            <text:p>0.23591</text:p>
          </table:table-cell>
          <table:table-cell office:value-type="float" office:value="0.289977" calcext:value-type="float">
            <text:p>0.289977</text:p>
          </table:table-cell>
          <table:table-cell office:value-type="float" office:value="3.916218" calcext:value-type="float">
            <text:p>3.916218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0.105586" calcext:value-type="float">
            <text:p>0.105586</text:p>
          </table:table-cell>
          <table:table-cell office:value-type="float" office:value="0.188875" calcext:value-type="float">
            <text:p>0.188875</text:p>
          </table:table-cell>
          <table:table-cell office:value-type="float" office:value="0.242501" calcext:value-type="float">
            <text:p>0.242501</text:p>
          </table:table-cell>
          <table:table-cell office:value-type="float" office:value="3.136734" calcext:value-type="float">
            <text:p>3.13673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0.064416" calcext:value-type="float">
            <text:p>0.064416</text:p>
          </table:table-cell>
          <table:table-cell office:value-type="float" office:value="0.123426" calcext:value-type="float">
            <text:p>0.123426</text:p>
          </table:table-cell>
          <table:table-cell office:value-type="float" office:value="0.154311" calcext:value-type="float">
            <text:p>0.154311</text:p>
          </table:table-cell>
          <table:table-cell office:value-type="float" office:value="1.958934" calcext:value-type="float">
            <text:p>1.95893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37021" calcext:value-type="float">
            <text:p>0.037021</text:p>
          </table:table-cell>
          <table:table-cell office:value-type="float" office:value="0.060731" calcext:value-type="float">
            <text:p>0.060731</text:p>
          </table:table-cell>
          <table:table-cell office:value-type="float" office:value="0.07243" calcext:value-type="float">
            <text:p>0.07243</text:p>
          </table:table-cell>
          <table:table-cell office:value-type="float" office:value="0.786562" calcext:value-type="float">
            <text:p>0.786562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26088" calcext:value-type="float">
            <text:p>0.026088</text:p>
          </table:table-cell>
          <table:table-cell office:value-type="float" office:value="0.036686" calcext:value-type="float">
            <text:p>0.036686</text:p>
          </table:table-cell>
          <table:table-cell office:value-type="float" office:value="0.396289" calcext:value-type="float">
            <text:p>0.396289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0.081865" calcext:value-type="float">
            <text:p>0.081865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083935" calcext:value-type="float">
            <text:p>0.083935</text:p>
          </table:table-cell>
          <table:table-cell office:value-type="float" office:value="0.130949" calcext:value-type="float">
            <text:p>0.130949</text:p>
          </table:table-cell>
          <table:table-cell office:value-type="float" office:value="0.142873" calcext:value-type="float">
            <text:p>0.142873</text:p>
          </table:table-cell>
          <table:table-cell office:value-type="float" office:value="1.959924" calcext:value-type="float">
            <text:p>1.959924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035906" calcext:value-type="float">
            <text:p>0.035906</text:p>
          </table:table-cell>
          <table:table-cell office:value-type="float" office:value="0.073992" calcext:value-type="float">
            <text:p>0.073992</text:p>
          </table:table-cell>
          <table:table-cell office:value-type="float" office:value="0.086097" calcext:value-type="float">
            <text:p>0.086097</text:p>
          </table:table-cell>
          <table:table-cell office:value-type="float" office:value="0.977954" calcext:value-type="float">
            <text:p>0.977954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0.050799" calcext:value-type="float">
            <text:p>0.050799</text:p>
          </table:table-cell>
          <table:table-cell office:value-type="float" office:value="0.060806" calcext:value-type="float">
            <text:p>0.060806</text:p>
          </table:table-cell>
          <table:table-cell office:value-type="float" office:value="0.070669" calcext:value-type="float">
            <text:p>0.070669</text:p>
          </table:table-cell>
          <table:table-cell office:value-type="float" office:value="0.79069" calcext:value-type="float">
            <text:p>0.79069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0.045047" calcext:value-type="float">
            <text:p>0.045047</text:p>
          </table:table-cell>
          <table:table-cell office:value-type="float" office:value="0.492104" calcext:value-type="float">
            <text:p>0.492104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0.021418" calcext:value-type="float">
            <text:p>0.021418</text:p>
          </table:table-cell>
          <table:table-cell office:value-type="float" office:value="0.022006" calcext:value-type="float">
            <text:p>0.022006</text:p>
          </table:table-cell>
          <table:table-cell office:value-type="float" office:value="0.198461" calcext:value-type="float">
            <text:p>0.19846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5299" calcext:value-type="float">
            <text:p>0.005299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0.008691" calcext:value-type="float">
            <text:p>0.008691</text:p>
          </table:table-cell>
          <table:table-cell office:value-type="float" office:value="0.09976" calcext:value-type="float">
            <text:p>0.09976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20598" calcext:value-type="float">
            <text:p>0.02059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number-columns-repeated="1018"/>
        </table:table-row>
        <table:table-row table:style-name="ro1">
          <table:table-cell table:number-columns-repeated="2" table:style-name="ce12" office:value-type="float" office:value="100" calcext:value-type="float">
            <text:p>100</text:p>
          </table:table-cell>
          <table:table-cell office:value-type="float" office:value="0.031023" calcext:value-type="float">
            <text:p>0.031023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35095" calcext:value-type="float">
            <text:p>0.035095</text:p>
          </table:table-cell>
          <table:table-cell table:style-name="ce12" office:value-type="float" office:value="0.3153" calcext:value-type="float">
            <text:p>0.3153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0.018831" calcext:value-type="float">
            <text:p>0.018831</text:p>
          </table:table-cell>
          <table:table-cell office:value-type="float" office:value="0.026908" calcext:value-type="float">
            <text:p>0.026908</text:p>
          </table:table-cell>
          <table:table-cell table:style-name="ce12" office:value-type="float" office:value="0.158297" calcext:value-type="float">
            <text:p>0.158297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0.020191" calcext:value-type="float">
            <text:p>0.020191</text:p>
          </table:table-cell>
          <table:table-cell office:value-type="float" office:value="0.016612" calcext:value-type="float">
            <text:p>0.016612</text:p>
          </table:table-cell>
          <table:table-cell table:style-name="ce12" office:value-type="float" office:value="0.134378" calcext:value-type="float">
            <text:p>0.134378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0.010373" calcext:value-type="float">
            <text:p>0.010373</text:p>
          </table:table-cell>
          <table:table-cell office:value-type="float" office:value="0.007724" calcext:value-type="float">
            <text:p>0.007724</text:p>
          </table:table-cell>
          <table:table-cell table:style-name="ce12" office:value-type="float" office:value="0.082458" calcext:value-type="float">
            <text:p>0.082458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126" calcext:value-type="float">
            <text:p>0.003126</text:p>
          </table:table-cell>
          <table:table-cell table:style-name="ce12" office:value-type="float" office:value="0.040409" calcext:value-type="float">
            <text:p>0.040409</text:p>
          </table:table-cell>
          <table:table-cell table:number-columns-repeated="1018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001642" calcext:value-type="float">
            <text:p>0.001642</text:p>
          </table:table-cell>
          <table:table-cell table:style-name="ce12" office:value-type="float" office:value="0.020819" calcext:value-type="float">
            <text:p>0.02081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V3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0</text:p>
          </table:table-cell>
          <table:table-cell table:style-name="ce15" table:number-columns-repeated="230"/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V1</text:p>
          </table:table-cell>
          <table:table-cell table:style-name="ce15" office:value-type="string" calcext:value-type="string">
            <text:p>V0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V3</text:p>
          </table:table-cell>
          <table:table-cell table:style-name="ce15" office:value-type="string" calcext:value-type="string">
            <text:p>V2</text:p>
          </table:table-cell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0.246216" calcext:value-type="float">
            <text:p>0.246216</text:p>
          </table:table-cell>
          <table:table-cell office:value-type="float" office:value="0.458328" calcext:value-type="float">
            <text:p>0.458328</text:p>
          </table:table-cell>
          <table:table-cell office:value-type="float" office:value="0.569058" calcext:value-type="float">
            <text:p>0.569058</text:p>
          </table:table-cell>
          <table:table-cell table:style-name="ce12" office:value-type="float" office:value="7.815543" calcext:value-type="float">
            <text:p>7.815543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0.127999" calcext:value-type="float">
            <text:p>0.127999</text:p>
          </table:table-cell>
          <table:table-cell office:value-type="float" office:value="0.23591" calcext:value-type="float">
            <text:p>0.23591</text:p>
          </table:table-cell>
          <table:table-cell office:value-type="float" office:value="0.289977" calcext:value-type="float">
            <text:p>0.289977</text:p>
          </table:table-cell>
          <table:table-cell table:style-name="ce12" office:value-type="float" office:value="3.916218" calcext:value-type="float">
            <text:p>3.916218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0.105586" calcext:value-type="float">
            <text:p>0.105586</text:p>
          </table:table-cell>
          <table:table-cell office:value-type="float" office:value="0.188875" calcext:value-type="float">
            <text:p>0.188875</text:p>
          </table:table-cell>
          <table:table-cell office:value-type="float" office:value="0.242501" calcext:value-type="float">
            <text:p>0.242501</text:p>
          </table:table-cell>
          <table:table-cell table:style-name="ce12" office:value-type="float" office:value="3.136734" calcext:value-type="float">
            <text:p>3.136734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0.064416" calcext:value-type="float">
            <text:p>0.064416</text:p>
          </table:table-cell>
          <table:table-cell office:value-type="float" office:value="0.123426" calcext:value-type="float">
            <text:p>0.123426</text:p>
          </table:table-cell>
          <table:table-cell office:value-type="float" office:value="0.154311" calcext:value-type="float">
            <text:p>0.154311</text:p>
          </table:table-cell>
          <table:table-cell table:style-name="ce12" office:value-type="float" office:value="1.958934" calcext:value-type="float">
            <text:p>1.958934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037021" calcext:value-type="float">
            <text:p>0.037021</text:p>
          </table:table-cell>
          <table:table-cell office:value-type="float" office:value="0.060731" calcext:value-type="float">
            <text:p>0.060731</text:p>
          </table:table-cell>
          <table:table-cell office:value-type="float" office:value="0.07243" calcext:value-type="float">
            <text:p>0.07243</text:p>
          </table:table-cell>
          <table:table-cell table:style-name="ce12" office:value-type="float" office:value="0.786562" calcext:value-type="float">
            <text:p>0.786562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26088" calcext:value-type="float">
            <text:p>0.026088</text:p>
          </table:table-cell>
          <table:table-cell office:value-type="float" office:value="0.036686" calcext:value-type="float">
            <text:p>0.036686</text:p>
          </table:table-cell>
          <table:table-cell table:style-name="ce12" office:value-type="float" office:value="0.396289" calcext:value-type="float">
            <text:p>0.396289</text:p>
          </table:table-cell>
          <table:table-cell table:number-columns-repeated="1018"/>
        </table:table-row>
        <table:table-row table:style-name="ro1"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0.007258" calcext:value-type="float">
            <text:p>0.007258</text:p>
          </table:table-cell>
          <table:table-cell table:style-name="ce12" office:value-type="float" office:value="0.081865" calcext:value-type="float">
            <text:p>0.081865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0:18:04.60692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20:32:10.805601543</dc:date>
    <meta:editing-duration>PT8H37M49S</meta:editing-duration>
    <meta:editing-cycles>12</meta:editing-cycles>
    <meta:generator>LibreOffice/6.0.7.3$Linux_X86_64 LibreOffice_project/00m0$Build-3</meta:generator>
    <meta:document-statistic meta:table-count="1" meta:cell-count="1226" meta:object-count="0"/>
  </office:meta>
</office:document-meta>
</file>